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9C4F89646A4F9CDE55.png" manifest:media-type="image/png"/>
  <manifest:file-entry manifest:full-path="Pictures/100011300000102700001027853871595FB38260.svg" manifest:media-type="image/svg+xml"/>
  <manifest:file-entry manifest:full-path="Pictures/100000000000000800000008673763E07CCDFE02.png" manifest:media-type="image/png"/>
  <manifest:file-entry manifest:full-path="Pictures/10000000000002000000020078E0C5CCAA3328B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" svg:font-family="'Ubuntu Mono'" style:font-adornments="Normal" style:font-pitch="fixed"/>
    <style:font-face style:name="Bitstream Vera Sans Mono" svg:font-family="'Bitstream Vera Sans Mono'" style:font-adornments="Roman" style:font-family-generic="modern" style:font-pitch="fixed"/>
    <style:font-face style:name="Liberation Mono" svg:font-family="'Liberation Mono'" style:font-family-generic="modern" style:font-pitch="fixed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be16" officeooo:paragraph-rsid="001abe16"/>
    </style:style>
    <style:style style:name="P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Heading_20_1">
      <style:paragraph-properties fo:break-before="page"/>
      <style:text-properties officeooo:rsid="02934e4e" officeooo:paragraph-rsid="02934e4e"/>
    </style:style>
    <style:style style:name="P5" style:family="paragraph" style:parent-style-name="Heading_20_2" style:list-style-name="">
      <style:paragraph-properties>
        <style:tab-stops/>
      </style:paragraph-properties>
      <style:text-properties officeooo:rsid="02906bbf" officeooo:paragraph-rsid="02906bbf"/>
    </style:style>
    <style:style style:name="T1" style:family="text">
      <style:text-properties fo:font-style="normal" officeooo:rsid="0296012c" style:font-style-asian="normal" style:font-style-complex="normal"/>
    </style:style>
    <style:style style:name="T2" style:family="text">
      <style:text-properties fo:font-style="normal" officeooo:rsid="005145ad" style:font-style-asian="normal" style:font-style-complex="normal"/>
    </style:style>
    <style:style style:name="T3" style:family="text">
      <style:text-properties fo:font-style="normal" officeooo:rsid="02934e4e" style:font-style-asian="normal" style:font-style-complex="normal"/>
    </style:style>
    <style:style style:name="T4" style:family="text">
      <style:text-properties fo:font-style="normal" officeooo:rsid="02960e4b" style:font-style-asian="normal" style:font-style-complex="normal"/>
    </style:style>
    <style:style style:name="T5" style:family="text">
      <style:text-properties officeooo:rsid="00e2f02f"/>
    </style:style>
    <style:style style:name="T6" style:family="text">
      <style:text-properties fo:font-style="italic" officeooo:rsid="02960e4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 </text:p>
      <text:p text:style-name="Index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"><text:a xlink:type="simple" xlink:href="#__RefHeading___Toc5956_901714945" text:style-name="Index_20_Link" text:visited-style-name="Index_20_Link">E<text:tab/>2</text:a></text:p>
        </text:index-body>
      </text:table-of-content>
      <text:h text:style-name="P5" text:outline-level="2"/>
      <text:h text:style-name="P4" text:outline-level="1"><text:bookmark-start text:name="__RefHeading___Toc5956_901714945"/>1. <text:bookmark-end text:name="__RefHeading___Toc5956_9017149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" svg:font-family="'Ubuntu Mono'" style:font-adornments="Normal" style:font-pitch="fixed"/>
    <style:font-face style:name="Bitstream Vera Sans Mono" svg:font-family="'Bitstream Vera Sans Mono'" style:font-adornments="Roman" style:font-family-generic="modern" style:font-pitch="fixed"/>
    <style:font-face style:name="Liberation Mono" svg:font-family="'Liberation Mono'" style:font-family-generic="modern" style:font-pitch="fixed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92" draw:display-name="Hatching 92" draw:style="single" draw:color="#000000" draw:distance="2.211cm" draw:rotation="0"/>
    <draw:fill-image draw:name="_35__20_Percent" draw:display-name="5 Percent" xlink:href="Pictures/100000000000000800000008673763E07CCDFE02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1cm" style:auto-text-indent="true">
        <style:tab-stops/>
      </style:paragraph-properties>
      <style:text-properties style:font-name="Roboto" fo:font-family="Roboto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1" fo:font-family="Roboto" style:font-style-name="Cursiva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cm" fo:margin-right="0cm" fo:text-indent="0cm" style:auto-text-indent="false" fo:background-color="transparent" fo:padding="0cm" fo:border="none" text:number-lines="false" text:line-number="0"/>
      <style:text-properties style:font-name="Roboto" fo:font-family="Roboto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Slab" fo:font-family="'Roboto Slab'" style:font-style-name="Negrita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Bitstream Vera Sans Mono" fo:font-family="'Bitstream Vera Sans Mono'" style:font-style-name="Roman" style:font-family-generic="modern" style:font-pitch="fixed" fo:font-size="10pt" style:text-overline-style="solid" style:text-overline-width="auto" style:text-overline-color="font-color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cm" fo:margin-bottom="0.6cm" loext:contextual-spacing="false" fo:text-indent="0cm" style:auto-text-indent="false" fo:background-color="transparent" style:shadow="none"/>
      <style:text-properties style:font-name="Roboto Slab" fo:font-family="'Roboto Slab'" style:font-style-name="Negrita" style:font-pitch="variable" fo:font-size="130%" style:text-underline-style="none" fo:font-weight="bold" style:font-size-asian="130%" style:font-weight-asian="bold" style:font-size-complex="130%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499cm" loext:contextual-spacing="false" fo:text-indent="0cm" style:auto-text-indent="false">
        <style:tab-stops/>
      </style:paragraph-properties>
      <style:text-properties style:font-name="Roboto Slab" fo:font-family="'Roboto Slab'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cm" fo:margin-bottom="0.4cm" loext:contextual-spacing="false" fo:text-indent="-0.76cm" style:auto-text-indent="false">
        <style:tab-stops/>
      </style:paragraph-properties>
      <style:text-properties style:font-name="Roboto Slab" fo:font-family="'Roboto Slab'" style:font-style-name="Negrita" style:font-pitch="variable" fo:font-size="101%" fo:font-weight="bold" style:font-size-asian="101%" style:font-weight-asian="bold" style:font-size-complex="101%" style:font-weight-complex="bold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Bitstream Vera Sans Mono" fo:font-family="'Bitstream Vera Sans Mono'" style:font-style-name="Roman" style:font-family-generic="modern" style:font-pitch="fixed" fo:font-size="10pt" style:text-underline-style="solid" style:text-underline-width="auto" style:text-underline-color="font-color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OpenSuse" style:display-name="Comandos OpenSuse" style:family="paragraph" style:class="text" style:master-page-name="">
      <loext:graphic-properties draw:fill="solid" draw:fill-color="#000000"/>
      <style:paragraph-properties fo:margin-left="0cm" fo:margin-right="0cm" fo:text-align="start" style:justify-single-word="false" fo:text-indent="0cm" style:auto-text-indent="false" style:page-number="auto" fo:background-color="#000000" fo:padding="0cm" fo:border="none" style:shadow="none">
        <style:tab-stops/>
      </style:paragraph-properties>
      <style:text-properties fo:color="#b2b2b2" style:font-name="Bitstream Vera Sans Mono" fo:font-family="'Bitstream Vera Sans Mono'" style:font-style-name="Roman" style:font-family-generic="modern" style:font-pitch="fixed" style:font-size-asian="10.5pt"/>
    </style:style>
    <style:style style:name="Imágenes" style:family="paragraph">
      <style:paragraph-properties fo:text-align="center" style:justify-single-word="false" style:shadow="none"/>
    </style:style>
    <style:style style:name="Pie_20_de_20_imagen" style:display-name="Pie de imagen" style:family="paragraph">
      <style:paragraph-properties fo:margin-left="2.963cm" fo:margin-right="2.963cm" fo:text-indent="0cm" style:auto-text-indent="false">
        <style:tab-stops/>
      </style:paragraph-properties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Tramas" style:family="paragraph" style:master-page-name="">
      <loext:graphic-properties draw:fill="solid" draw:fill-color="#1a82bc" draw:fill-hatch-name="Hatching_20_92" draw:fill-hatch-solid="false" draw:fill-image-name="_35__20_Percent"/>
      <style:paragraph-properties fo:margin-top="0cm" fo:margin-bottom="0cm" loext:contextual-spacing="false" style:page-number="auto" fo:background-color="#1a82bc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Pie_20_de_20_imagen_20_2" style:display-name="Pie de imagen 2" style:family="paragraph" style:master-page-name="">
      <style:paragraph-properties fo:margin-left="0.3cm" fo:margin-right="0.3cm" fo:text-indent="0cm" style:auto-text-indent="false" style:page-number="auto"/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Notas" style:family="paragraph">
      <style:paragraph-properties>
        <style:tab-stops/>
      </style:paragraph-properties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Tablas" style:family="paragraph">
      <style:text-properties style:font-name="Ubuntu Mono" fo:font-family="'Ubuntu Mono'" style:font-style-name="Normal" style:font-pitch="fixed" fo:font-size="14pt" style:font-size-asian="10.5pt"/>
    </style:style>
    <style:style style:name="Tramas_20_blancas" style:display-name="Tramas blancas" style:family="paragraph" style:master-page-name="">
      <loext:graphic-properties draw:fill="solid" draw:fill-color="#ffffff"/>
      <style:paragraph-properties style:page-number="auto" fo:background-color="#ffffff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Tramas_20_grises" style:display-name="Tramas grises" style:family="paragraph">
      <loext:graphic-properties draw:fill="solid" draw:fill-color="#dddddd"/>
      <style:paragraph-properties fo:background-color="#dddddd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Notas_20_2" style:display-name="Notas 2" style:family="paragraph" style:master-page-name="">
      <style:paragraph-properties fo:margin-top="0cm" fo:margin-bottom="0.499cm" loext:contextual-spacing="false" style:page-number="auto"/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margin-left="0cm" fo:margin-right="0cm" fo:margin-top="0.21cm" fo:margin-bottom="0.21cm" loext:contextual-spacing="false" fo:text-indent="0cm" style:auto-text-indent="false"/>
      <style:text-properties style:font-name="Roboto1" fo:font-family="Roboto" style:font-style-name="Cursiva" style:font-pitch="variable" fo:font-size="10.5pt"/>
    </style:style>
    <style:style style:name="Quitar_20_márgenes" style:display-name="Quitar márgenes" style:family="paragraph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Roboto Slab1" fo:font-family="'Roboto Slab'" style:font-style-name="Negrita cursiva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Roboto Slab" fo:font-family="'Roboto Slab'" style:font-style-name="Negrita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oboto Slab" fo:font-family="'Roboto Slab'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905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406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9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4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908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409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9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Windows_20_7" style:display-name="Comandos Windows 7" style:family="paragraph" style:parent-style-name="Comandos_20_OpenSuse">
      <style:text-properties fo:color="#c0c0c0" style:font-name="TerminalVector" fo:font-family="TerminalVector" style:font-style-name="Normal" style:font-pitch="fixed" fo:font-size="9pt"/>
    </style:style>
    <style:style style:name="Comandos_20_Debian" style:display-name="Comandos Debian" style:family="paragraph" style:parent-style-name="Comandos_20_OpenSuse">
      <style:paragraph-properties text:number-lines="false" text:line-number="0"/>
      <style:text-properties fo:color="#a8a8a8" style:font-name="Unifont" fo:font-family="Unifont" style:font-style-name="Normal" style:font-pitch="variable" fo:font-size="12pt" fo:font-weight="normal"/>
    </style:style>
    <style:style style:name="Comandos_20_Ubuntu" style:display-name="Comandos Ubuntu" style:family="paragraph" style:parent-style-name="Comandos_20_OpenSuse">
      <loext:graphic-properties draw:fill="solid" draw:fill-color="#300a24"/>
      <style:paragraph-properties fo:background-color="#300a24"/>
      <style:text-properties fo:color="#ffffff" style:font-name="Ubuntu Mono" fo:font-family="'Ubuntu Mono'" style:font-style-name="Normal" style:font-pitch="fixed" fo:font-size="12pt"/>
    </style:style>
    <style:style style:name="Sin_20_título1" style:display-name="Sin título1" style:family="paragraph" style:parent-style-name="Heading_20_1" style:default-outline-level="" style:list-style-name="">
      <style:paragraph-properties fo:margin-top="0.42cm" fo:margin-bottom="0.6cm" loext:contextual-spacing="false"/>
    </style:style>
    <style:style style:name="Sin_20_título2" style:display-name="Sin título2" style:family="paragraph" style:parent-style-name="Heading_20_1" style:default-outline-level="" style:list-style-name="">
      <style:paragraph-properties fo:margin-top="0.42cm" fo:margin-bottom="0.3cm" loext:contextual-spacing="false"/>
    </style:style>
    <style:style style:name="Comandos" style:family="paragraph" style:parent-style-name="Comandos_20_OpenSuse" style:list-style-name="" style:master-page-name="">
      <loext:graphic-properties draw:fill="solid" draw:fill-color="#ffe994" draw:fill-image-name="Painted_20_Whit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start" style:justify-single-word="false" fo:text-indent="0cm" style:auto-text-indent="false" style:page-number="auto" fo:background-color="#ffe994" fo:padding-left="0.9cm" fo:padding-right="0.3cm" fo:padding-top="0.3cm" fo:padding-bottom="0.3cm" fo:border-left="4pt solid #ffbf00" fo:border-right="none" fo:border-top="none" fo:border-bottom="none" text:number-lines="false" text:line-number="0">
        <style:tab-stops/>
      </style:paragraph-properties>
      <style:text-properties fo:color="#000000" style:font-name="Bitstream Vera Sans Mono" fo:font-family="'Bitstream Vera Sans Mono'" style:font-style-name="Roman" style:font-family-generic="modern" style:font-pitch="fixed" fo:font-size="11pt" fo:letter-spacing="normal" fo:font-style="normal" fo:font-weight="normal" fo:background-color="transparen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mandos_20_Windows2" style:display-name="Comandos Windows2" style:family="paragraph" style:parent-style-name="Comandos">
      <loext:graphic-properties draw:fill="solid" draw:fill-color="#012456"/>
      <style:paragraph-properties fo:background-color="#012456" fo:padding-left="0.9cm" fo:padding-right="0.3cm" fo:padding-top="0.3cm" fo:padding-bottom="0.3cm" fo:border-left="4pt solid #0084d1" fo:border-right="none" fo:border-top="none" fo:border-bottom="none"/>
      <style:text-properties fo:color="#ffffff" style:font-name="Perfect DOS VGA 437 Win" fo:font-family="'Perfect DOS VGA 437 Win'" style:font-style-name="Normal" style:font-pitch="fixed" fo:font-size="10pt"/>
    </style:style>
    <style:style style:name="Comandos_20_Tmux" style:display-name="Comandos Tmux" style:family="paragraph" style:parent-style-name="Comandos">
      <loext:graphic-properties draw:fill="solid" draw:fill-color="#18b218"/>
      <style:paragraph-properties fo:text-align="start" style:justify-single-word="false" fo:background-color="#18b218" fo:padding-left="0.9cm" fo:padding-right="0.3cm" fo:padding-top="0cm" fo:padding-bottom="0cm" fo:border-left="4pt solid #128712" fo:border-right="none" fo:border-top="none" fo:border-bottom="none"/>
    </style:style>
    <style:style style:name="Comandos_20_sudo" style:display-name="Comandos sudo" style:family="paragraph" style:hidden="true" style:parent-style-name="Comandos" style:master-page-name="">
      <loext:graphic-properties draw:fill="solid" draw:fill-color="#ffe994"/>
      <style:paragraph-properties fo:text-align="start" style:justify-single-word="false" style:page-number="auto" fo:background-color="#ffe994">
        <style:tab-stops/>
      </style:paragraph-properties>
      <style:text-properties fo:color="#ff5454" fo:letter-spacing="normal"/>
    </style:style>
    <style:style style:name="Espacio_20_final" style:display-name="Espacio final" style:family="paragraph" style:parent-style-name="Comandos">
      <style:paragraph-properties fo:padding-left="0.9cm" fo:padding-right="0.3cm" fo:padding-top="0cm" fo:padding-bottom="0cm" fo:border-left="4pt solid #ffbf00" fo:border-right="none" fo:border-top="none" fo:border-bottom="none"/>
      <style:text-properties fo:font-size="9pt"/>
    </style:style>
    <style:style style:name="Barra_20_horizontal" style:display-name="Barra horizontal" style:family="paragraph" style:parent-style-name="Comando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fo:margin-left="2cm" fo:margin-right="0cm" fo:margin-top="0.199cm" fo:margin-bottom="0cm" style:wrap="parallel" style:number-wrapped-paragraphs="no-limit" style:wrap-contour="false" style:vertical-pos="top" style:vertical-rel="paragraph" style:horizontal-pos="center" style:horizontal-rel="paragraph" style:writing-mode="lr-tb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style:num-format="1" text:number-position="left" text:increment="1"/>
  </office:styles>
  <office:automatic-styles>
    <style:style style:name="MP1" style:family="paragraph" style:parent-style-name="Header">
      <style:text-properties officeooo:rsid="001abe16" officeooo:paragraph-rsid="001abe16"/>
    </style:style>
    <style:style style:name="MT1" style:family="text">
      <style:text-properties fo:font-style="normal" officeooo:rsid="02960e4b" style:font-style-asian="normal" style:font-style-complex="normal"/>
    </style:style>
    <style:style style:name="MT2" style:family="text">
      <style:text-properties fo:font-style="italic" officeooo:rsid="02960e4b" style:font-style-asian="italic" style:font-style-complex="italic"/>
    </style:style>
    <style:style style:name="MT3" style:family="text">
      <style:text-properties fo:font-style="normal" officeooo:rsid="005145ad" style:font-style-asian="normal" style:font-style-complex="normal"/>
    </style:style>
    <style:style style:name="MT4" style:family="text">
      <style:text-properties fo:font-style="normal" officeooo:rsid="02934e4e" style:font-style-asian="normal" style:font-style-complex="normal"/>
    </style:style>
    <style:style style:name="MT5" style:family="text">
      <style:text-properties officeooo:rsid="00e2f0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5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undamentos de </text:span><text:span text:style-name="MT2">hardware</text:span><text:span text:style-name="MT3"><text:tab/><text:tab/></text:span><text:span text:style-name="MT4">Práctica</text:span></text:p>
      </style:header>
      <style:footer>
        <text:p text:style-name="Footer"><draw:frame draw:style-name="Mfr1" draw:name="Imagen1" text:anchor-type="paragraph" svg:x="11.956cm" svg:y="0.058cm" svg:width="0.282cm" svg:height="0.282cm" draw:z-index="1"><draw:image xlink:href="Pictures/100011300000102700001027853871595FB38260.svg" xlink:type="simple" xlink:show="embed" xlink:actuate="onLoad" loext:mime-type="image/svg+xml"/><draw:image xlink:href="Pictures/100002010000009C0000009C4F89646A4F9CDE55.png" xlink:type="simple" xlink:show="embed" xlink:actuate="onLoad" loext:mime-type="image/png"/></draw:frame><text:page-number text:select-page="current">2</text:page-number>/<text:page-count>2</text:page-count><text:tab/><text:tab/><text:span text:style-name="MT5">Ramos de Diego, Miguel</text:span></text:p>
      </style:footer>
    </style:master-page>
    <style:master-page style:name="Landscape" style:page-layout-name="Mpm2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  <style:master-page style:name="Sin_20_márgenes" style:display-name="Sin márgenes" style:page-layout-name="Mpm4" style:next-style-name="Standard">
      <style:header>
        <text:p text:style-name="Header"/>
      </style:header>
    </style:master-page>
    <style:master-page style:name="First_20_Page" style:display-name="First Page" style:page-layout-name="Mpm5" style:next-style-name="Standard">
      <style:header>
        <text:p text:style-name="Header"/>
      </style:header>
    </style:master-page>
    <style:master-page style:name="Left_20_Page" style:display-name="Left Page" style:page-layout-name="Mpm6" style:next-style-name="Right_20_Page">
      <style:header>
        <text:p text:style-name="Header"/>
      </style:header>
    </style:master-page>
    <style:master-page style:name="Right_20_Page" style:display-name="Right Page" style:page-layout-name="Mpm7" style:next-style-name="Left_20_Page">
      <style:header>
        <text:p text:style-name="Header"/>
      </style:header>
    </style:master-page>
    <style:master-page style:name="Envelope" style:page-layout-name="Mpm8">
      <style:header>
        <text:p text:style-name="Header"/>
      </style:header>
    </style:master-page>
    <style:master-page style:name="Index" style:page-layout-name="Mpm5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36.568038221</meta:creation-date>
    <dc:date>2019-05-12T23:56:20.514928011</dc:date>
    <meta:editing-duration>PT18H15M51S</meta:editing-duration>
    <meta:editing-cycles>253</meta:editing-cycles>
    <meta:generator>LibreOffice/6.2.3.2$Linux_X86_64 LibreOffice_project/20$Build-2</meta:generator>
    <meta:document-statistic meta:table-count="0" meta:image-count="1" meta:object-count="0" meta:page-count="2" meta:paragraph-count="6" meta:word-count="14" meta:character-count="82" meta:non-whitespace-character-count="70"/>
  </office:meta>
</office:document-meta>
</file>